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cm" fo:min-width="2.382cm"/>
    </style:style>
    <style:style style:name="gr2" style:family="graphic" style:parent-style-name="standard">
      <style:graphic-properties draw:fill-color="#ff860d" draw:textarea-horizontal-align="justify" draw:textarea-vertical-align="middle" draw:auto-grow-height="false" fo:min-height="0.809cm" fo:min-width="1.199cm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0.477cm" fo:min-width="1.691cm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477cm" fo:min-width="2.245cm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476cm" fo:min-width="2.756cm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0.477cm" fo:min-width="3.324cm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0.477cm" fo:min-width="3.877cm"/>
    </style:style>
    <style:style style:name="gr8" style:family="graphic" style:parent-style-name="standard">
      <style:graphic-properties draw:stroke="none" draw:fill-color="#3333ff" draw:textarea-horizontal-align="justify" draw:textarea-vertical-align="middle" draw:auto-grow-height="false" fo:min-height="0cm" fo:min-width="0.732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2cm"/>
    </style:style>
    <style:style style:name="gr10" style:family="graphic" style:parent-style-name="standard">
      <style:graphic-properties draw:fill-color="#bf819e" draw:textarea-horizontal-align="justify" draw:textarea-vertical-align="middle" draw:auto-grow-height="false" fo:min-height="0.076cm" fo:min-width="3.885cm"/>
    </style:style>
    <style:style style:name="gr11" style:family="graphic" style:parent-style-name="standard">
      <style:graphic-properties draw:stroke="none" draw:fill-color="#ff8000" draw:textarea-horizontal-align="justify" draw:textarea-vertical-align="middle" draw:auto-grow-height="false" fo:min-height="0cm" fo:min-width="0.732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draw:stroke="none" draw:fill-color="#069a2e" draw:textarea-horizontal-align="justify" draw:textarea-vertical-align="middle" draw:auto-grow-height="false" fo:min-height="0cm" fo:min-width="0.732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0.076cm" fo:min-width="4.444cm"/>
    </style:style>
    <style:style style:name="gr15" style:family="graphic" style:parent-style-name="standard">
      <style:graphic-properties draw:stroke="none" draw:fill-color="#800080" draw:textarea-horizontal-align="justify" draw:textarea-vertical-align="middle" draw:auto-grow-height="false" fo:min-height="0cm" fo:min-width="0.732cm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.732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0.386cm" fo:min-width="1.199cm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gr19" style:family="graphic" style:parent-style-name="standard">
      <style:graphic-properties draw:stroke="none" svg:stroke-color="#000000" draw:fill="none" draw:fill-color="#ffffff" fo:min-height="0.279cm"/>
    </style:style>
    <style:style style:name="gr20" style:family="graphic" style:parent-style-name="standard">
      <style:graphic-properties draw:stroke="none" svg:stroke-color="#000000" draw:fill="none" draw:fill-color="#ffffff" fo:min-height="0.276cm"/>
    </style:style>
    <style:style style:name="gr21" style:family="graphic" style:parent-style-name="standard">
      <style:graphic-properties draw:stroke="none" svg:stroke-color="#000000" draw:fill="none" draw:fill-color="#ffffff" fo:min-height="0.174cm"/>
    </style:style>
    <style:style style:name="gr22" style:family="graphic" style:parent-style-name="standard">
      <style:graphic-properties draw:stroke="none" svg:stroke-color="#000000" draw:fill="none" draw:fill-color="#ffffff" fo:min-height="0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761cm" fo:min-width="8.104cm"/>
    </style:style>
    <style:style style:name="P1" style:family="paragraph">
      <style:paragraph-properties fo:text-align="center"/>
      <style:text-properties fo:font-size="8pt" style:font-size-asian="11pt" style:font-size-complex="11pt"/>
    </style:style>
    <style:style style:name="P2" style:family="paragraph">
      <loext:graphic-properties draw:fill-color="#ff860d"/>
      <style:paragraph-properties fo:text-align="center"/>
      <style:text-properties fo:font-size="8pt" style:font-size-asian="11pt" style:font-size-complex="11pt"/>
    </style:style>
    <style:style style:name="P3" style:family="paragraph">
      <loext:graphic-properties draw:fill-color="#d4ea6b"/>
      <style:paragraph-properties fo:text-align="center"/>
      <style:text-properties fo:font-size="8pt" style:font-size-asian="11pt" style:font-size-complex="11pt"/>
    </style:style>
    <style:style style:name="P4" style:family="paragraph">
      <loext:graphic-properties draw:fill-color="#3333ff"/>
      <style:paragraph-properties fo:text-align="center"/>
      <style:text-properties fo:font-size="8pt"/>
    </style:style>
    <style:style style:name="P5" style:family="paragraph">
      <loext:graphic-properties draw:fill-color="#ff0000"/>
      <style:paragraph-properties fo:text-align="center"/>
      <style:text-properties fo:font-size="8pt"/>
    </style:style>
    <style:style style:name="P6" style:family="paragraph">
      <loext:graphic-properties draw:fill-color="#bf819e"/>
      <style:paragraph-properties fo:text-align="center"/>
      <style:text-properties fo:font-size="8pt" style:font-size-asian="11pt" style:font-size-complex="11pt"/>
    </style:style>
    <style:style style:name="P7" style:family="paragraph">
      <loext:graphic-properties draw:fill-color="#ff8000"/>
      <style:paragraph-properties fo:text-align="center"/>
      <style:text-properties fo:font-size="8pt"/>
    </style:style>
    <style:style style:name="P8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loext:graphic-properties draw:fill-color="#069a2e"/>
      <style:paragraph-properties fo:text-align="center"/>
      <style:text-properties fo:font-size="8pt"/>
    </style:style>
    <style:style style:name="P11" style:family="paragraph">
      <loext:graphic-properties draw:fill-color="#800080"/>
      <style:paragraph-properties fo:text-align="center"/>
      <style:text-properties fo:font-size="8pt"/>
    </style:style>
    <style:style style:name="P12" style:family="paragraph">
      <loext:graphic-properties draw:fill-color="#ffffff"/>
      <style:paragraph-properties fo:text-align="center"/>
      <style:text-properties fo:font-size="8pt"/>
    </style:style>
    <style:style style:name="P13" style:family="paragraph">
      <loext:graphic-properties draw:fill-color="#808080"/>
      <style:paragraph-properties fo:text-align="center"/>
      <style:text-properties fo:font-size="8pt" style:font-size-asian="11pt" style:font-size-complex="11pt"/>
    </style:style>
    <style:style style:name="P14" style:family="paragraph">
      <style:text-properties fo:font-size="7pt" style:font-size-asian="7pt" style:font-size-complex="7pt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882cm" svg:height="0.31cm" svg:x="3.295cm" svg:y="3.146cm">
              <text:p text:style-name="P1"><text:span text:style-name="T1">300x1x1 input vect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699cm" svg:height="1.059cm" svg:x="3.887cm" svg:y="3.565cm">
              <text:p text:style-name="P1"><text:span text:style-name="T1">4x4x2048</text:span></text:p>
              <text:p text:style-name="P1"><text:span text:style-name="T1">Fully</text:span></text:p>
              <text:p text:style-name="P1"><text:span text:style-name="T1">connec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191cm" svg:height="0.727cm" svg:x="3.641cm" svg:y="4.915cm">
              <text:p text:style-name="P1"><text:span text:style-name="T1">8x8x1024</text:span></text:p>
              <text:p text:style-name="P1"><text:span text:style-name="T2">Deconvolutio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745cm" svg:height="0.727cm" svg:x="3.364cm" svg:y="6.114cm">
              <text:p text:style-name="P1"><text:span text:style-name="T1">16x16x1024</text:span></text:p>
              <text:p text:style-name="P1"><text:span text:style-name="T2">Deconvolution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3.256cm" svg:height="0.726cm" svg:x="3.108cm" svg:y="7.314cm">
              <text:p text:style-name="P1"><text:span text:style-name="T1">32x32x512</text:span></text:p>
              <text:p text:style-name="P1"><text:span text:style-name="T2">Deconvolution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3.824cm" svg:height="0.727cm" svg:x="2.824cm" svg:y="8.513cm">
              <text:p text:style-name="P1"><text:span text:style-name="T1">64x64x256</text:span></text:p>
              <text:p text:style-name="P1"><text:span text:style-name="T2">Deconvolutio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4.377cm" svg:height="0.727cm" svg:x="2.548cm" svg:y="9.712cm">
              <text:p text:style-name="P1"><text:span text:style-name="T1">128x128x256</text:span></text:p>
              <text:p text:style-name="P1"><text:span text:style-name="T2">Deconvolution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232cm" svg:height="0.071cm" svg:x="4.12cm" svg:y="4.73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4.12cm" svg:y="5.93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232cm" svg:height="0.071cm" svg:x="4.12cm" svg:y="5.7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4.12cm" svg:y="7.13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232cm" svg:height="0.071cm" svg:x="4.12cm" svg:y="6.95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4.12cm" svg:y="8.33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232cm" svg:height="0.071cm" svg:x="4.12cm" svg:y="8.15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4.12cm" svg:y="9.53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1.232cm" svg:height="0.071cm" svg:x="4.12cm" svg:y="9.3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4.385cm" svg:height="0.326cm" svg:x="2.544cm" svg:y="10.751cm">
              <text:p text:style-name="P1"><text:span text:style-name="T1">Output im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1.232cm" svg:height="0.071cm" svg:x="4.12cm" svg:y="10.562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2.423cm" svg:height="0.725cm" svg:x="3.48cm" svg:y="1.936cm">
              <draw:text-box>
                <text:p text:style-name="P8"><text:span text:style-name="T3">Generator</text:span></text:p>
              </draw:text-box>
            </draw:frame>
          </draw:g>
          <draw:g>
            <draw:custom-shape draw:style-name="gr13" draw:text-style-name="P10" draw:layer="layout" svg:width="1.232cm" svg:height="0.071cm" svg:x="10.247cm" svg:y="10.05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6" draw:layer="layout" svg:width="4.944cm" svg:height="0.326cm" svg:x="8.391cm" svg:y="3.455cm">
              <text:p text:style-name="P1"><text:span text:style-name="T1">128x128x3 input imag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1.232cm" svg:height="0.071cm" svg:x="10.247cm" svg:y="4.68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10.247cm" svg:y="4.84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1.232cm" svg:height="0.071cm" svg:x="10.247cm" svg:y="5.0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1.232cm" svg:height="0.071cm" svg:x="10.247cm" svg:y="5.9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10.247cm" svg:y="6.14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1.232cm" svg:height="0.071cm" svg:x="10.247cm" svg:y="6.30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1.232cm" svg:height="0.071cm" svg:x="10.247cm" svg:y="7.2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232cm" svg:height="0.071cm" svg:x="10.247cm" svg:y="7.44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1.232cm" svg:height="0.071cm" svg:x="10.247cm" svg:y="7.60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1" draw:layer="layout" svg:width="1.232cm" svg:height="0.071cm" svg:x="10.247cm" svg:y="8.58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1.232cm" svg:height="0.071cm" svg:x="10.247cm" svg:y="8.749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" draw:text-style-name="P2" draw:layer="layout" svg:width="1.699cm" svg:height="1.059cm" svg:x="10.014cm" svg:y="8.91cm">
              <text:p text:style-name="P1"><text:span text:style-name="T1">1x1x1</text:span></text:p>
              <text:p text:style-name="P1"><text:span text:style-name="T1">Fully</text:span></text:p>
              <text:p text:style-name="P1"><text:span text:style-name="T1">connec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3.824cm" svg:height="0.727cm" svg:x="8.951cm" svg:y="3.871cm">
              <text:p text:style-name="P1"><text:span text:style-name="T1">64x64x256</text:span></text:p>
              <text:p text:style-name="P1"><text:span text:style-name="T2">Convolution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3.256cm" svg:height="0.726cm" svg:x="9.235cm" svg:y="5.171cm">
              <text:p text:style-name="P1"><text:span text:style-name="T1">32x32x512</text:span></text:p>
              <text:p text:style-name="P1"><text:span text:style-name="T2">Convolutio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745cm" svg:height="0.727cm" svg:x="9.491cm" svg:y="6.47cm">
              <text:p text:style-name="P1"><text:span text:style-name="T1">16x16x512</text:span></text:p>
              <text:p text:style-name="P1"><text:span text:style-name="T2">Convolution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2.191cm" svg:height="0.727cm" svg:x="9.768cm" svg:y="7.77cm">
              <text:p text:style-name="P1"><text:span text:style-name="T1">8x8x1024</text:span></text:p>
              <text:p text:style-name="P1"><text:span text:style-name="T2">Convolution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1.699cm" svg:height="0.636cm" svg:x="10.014cm" svg:y="10.219cm">
              <text:p text:style-name="P1"><text:span text:style-name="T1">Fidelity</text:span></text:p>
              <text:p text:style-name="P1"><text:span text:style-name="T1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9" draw:layer="layout" svg:width="3cm" svg:height="1.199cm" svg:x="9.363cm" svg:y="1.937cm">
              <draw:text-box>
                <text:p text:style-name="P8"><text:span text:style-name="T3">Discriminator</text:span></text:p>
              </draw:text-box>
            </draw:frame>
          </draw:g>
        </draw:g>
        <draw:g>
          <draw:custom-shape draw:style-name="gr9" draw:text-style-name="P5" draw:layer="layout" svg:width="1.232cm" svg:height="0.071cm" svg:x="8.358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32cm" svg:height="0.071cm" svg:x="3.887cm" svg:y="11.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232cm" svg:height="0.071cm" svg:x="3.871cm" svg:y="12.8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5" draw:layer="layout" svg:width="2.57cm" svg:height="0.529cm" svg:x="5.124cm" svg:y="11.723cm">
            <draw:text-box>
              <text:p text:style-name="P14"><text:span text:style-name="T4">ReLU activation</text:span></text:p>
            </draw:text-box>
          </draw:frame>
          <draw:custom-shape draw:style-name="gr15" draw:text-style-name="P11" draw:layer="layout" svg:width="1.232cm" svg:height="0.071cm" svg:x="3.891cm" svg:y="12.39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5" draw:layer="layout" svg:width="3.155cm" svg:height="0.526cm" svg:x="5.126cm" svg:y="12.152cm">
            <draw:text-box>
              <text:p text:style-name="P14"><text:span text:style-name="T5">Leaky ReLU</text:span><text:span text:style-name="T4"> activation </text:span></text:p>
            </draw:text-box>
          </draw:frame>
          <draw:frame draw:style-name="gr21" draw:text-style-name="P15" draw:layer="layout" svg:width="2.702cm" svg:height="0.526cm" svg:x="9.596cm" svg:y="11.71cm">
            <draw:text-box>
              <text:p text:style-name="P14"><text:span text:style-name="T4">Batch Normalization</text:span></text:p>
            </draw:text-box>
          </draw:frame>
          <draw:frame draw:style-name="gr22" draw:text-style-name="P15" draw:layer="layout" svg:width="2.702cm" svg:height="0.526cm" svg:x="5.112cm" svg:y="12.613cm">
            <draw:text-box>
              <text:p text:style-name="P14"><text:span text:style-name="T5">Tanh </text:span><text:span text:style-name="T4">activation</text:span></text:p>
            </draw:text-box>
          </draw:frame>
          <draw:custom-shape draw:style-name="gr13" draw:text-style-name="P10" draw:layer="layout" svg:width="1.232cm" svg:height="0.071cm" svg:x="3.854cm" svg:y="13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5" draw:layer="layout" svg:width="2.702cm" svg:height="0.526cm" svg:x="5.092cm" svg:y="13.044cm">
            <draw:text-box>
              <text:p text:style-name="P14"><text:span text:style-name="T5">Sigmoid </text:span><text:span text:style-name="T4">activation</text:span></text:p>
            </draw:text-box>
          </draw:frame>
          <draw:custom-shape draw:style-name="gr16" draw:text-style-name="P12" draw:layer="layout" svg:width="1.232cm" svg:height="0.071cm" svg:x="8.358cm" svg:y="12.3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21" draw:text-style-name="P15" draw:layer="layout" svg:width="2.702cm" svg:height="0.526cm" svg:x="9.598cm" svg:y="12.156cm">
            <draw:text-box>
              <text:p text:style-name="P14"><text:span text:style-name="T4">Dropout</text:span></text:p>
            </draw:text-box>
          </draw:frame>
          <draw:custom-shape draw:style-name="gr23" draw:text-style-name="P16" draw:layer="layout" svg:width="8.604cm" svg:height="2.011cm" svg:x="3.578cm" svg:y="11.68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8T17:21:43.478777617</meta:creation-date>
    <dc:date>2019-08-18T18:14:56.669497430</dc:date>
    <meta:editing-duration>PT20M41S</meta:editing-duration>
    <meta:editing-cycles>4</meta:editing-cycles>
    <meta:generator>LibreOffice/6.3.0.4$Linux_X86_64 LibreOffice_project/30$Build-4</meta:generator>
    <meta:document-statistic meta:object-count="56"/>
  </office:meta>
</office:document-meta>
</file>